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.25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.251cm"/>
        </style:tab-stops>
      </style:paragraph-properties>
    </style:style>
    <style:style style:name="P10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1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0dad17" style:font-size-asian="14pt" style:font-name-complex="Times New Roman" style:font-size-complex="14pt"/>
    </style:style>
    <style:style style:name="T3" style:family="text">
      <style:text-properties officeooo:rsid="000dad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3"/>
      <text:p text:style-name="P3"/>
      <text:p text:style-name="P6">Федеральное государственное автономное </text:p>
      <text:p text:style-name="P6">образовательное учреждение высшего образования </text:p>
      <text:p text:style-name="P6">«Российский университет дружбы народов имени Патриса Лумумбы»</text:p>
      <text:p text:style-name="P6">диссертационный совет ___ШИФР_СОВЕТА___</text:p>
      <text:p text:style-name="P7"/>
      <text:p text:style-name="P5"><text:tab/><text:tab/><text:tab/><text:tab/><text:tab/><text:tab/><text:tab/><text:tab/><text:tab/><text:tab/></text:p>
      <text:p text:style-name="P9"><text:span text:style-name="T1"><text:tab/>Я, </text:span><text:span text:style-name="T2">ФИО оппонента полностью</text:span><text:span text:style-name="T1">, даю согласие выступить в качестве официального оппонента по диссертации ___ФИО_в_родительном_падеже___ </text:span><text:span text:style-name="T2">«___Тема_диссертации___»</text:span><text:span text:style-name="T1">, представленной к защите на соискание ученой степени ___кандидат_или_доктор___а</text:span><text:bookmark text:name="_GoBack"/><text:span text:style-name="T1"> ___каких_наук___ наук по специальности ___ШИФР_СПЕЦ___</text:span></text:p>
      <text:p text:style-name="P8"><text:tab/>Являюсь/<text:span text:style-name="T3">не являюсь</text:span> членом диссертационного совета, принявшего к рассмотрению диссертацию соискателя ___ФИО_в_родительном_падеже___.</text:p>
      <text:p text:style-name="P8"><text:tab/>Не являюсь соавтором соискателя по опубликованным работам по теме диссертации.</text:p>
      <text:p text:style-name="P8"><text:tab/>Не являюсь работником структурного подразделения организации, где выполнялась работа или работает соискатель, его научный руководитель или научный консультант.</text:p>
      <text:p text:style-name="P8"><text:tab/>Даю согласие на участие в заседании диссертационного совета в режиме видеоконференции. </text:p>
      <text:p text:style-name="P8"/>
      <text:p text:style-name="P8"/>
      <text:p text:style-name="P8"/>
      <text:p text:style-name="P10">Подпись оппонента</text:p>
      <text:p text:style-name="P10">Дата</text:p>
      <text:p text:style-name="P8"/>
      <text:p text:style-name="P8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user</meta:initial-creator>
    <meta:creation-date>2019-02-13T13:25:00</meta:creation-date>
    <dc:date>2025-10-16T15:32:53.903826308</dc:date>
    <meta:editing-cycles>20</meta:editing-cycles>
    <meta:editing-duration>PT1H16M12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2" meta:word-count="98" meta:character-count="967" meta:non-whitespace-character-count="862"/>
  </office:meta>
</office:document-meta>
</file>